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: 5/18/15</text:p>
      <text:p text:style-name="Standard">Start: 4:02 PM</text:p>
      <text:p text:style-name="Standard">End: Not before the goal</text:p>
      <text:p text:style-name="Standard">End goal: 2:02 AM</text:p>
      <text:p text:style-name="Standard">Completed goal: no</text:p>
      <text:p text:style-name="Standard">Goal: 10 hours</text:p>
      <text:p text:style-name="Standard"/>
      <text:p text:style-name="Standard">Date: 5/19/15</text:p>
      <text:p text:style-name="Standard">Start: 6:20 PM</text:p>
      <text:p text:style-name="Standard">End:</text:p>
      <text:p text:style-name="Standard">End goal: 4:20 PM</text:p>
      <text:p text:style-name="Standard">Completed goal:</text:p>
      <text:p text:style-name="Standard">Goal: 10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Thoele</meta:initial-creator>
    <meta:creation-date>2015-05-18T16:01:37.70</meta:creation-date>
    <dc:date>2015-05-19T18:20:31.16</dc:date>
    <dc:creator>Trevor Thoele</dc:creator>
    <meta:editing-duration>P1DT2H18M55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2" meta:word-count="35" meta:character-count="177"/>
  </office:meta>
</office:document-meta>
</file>